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96e" officeooo:paragraph-rsid="0003e96e"/>
    </style:style>
    <style:style style:name="P2" style:family="paragraph" style:parent-style-name="Standard">
      <style:text-properties officeooo:rsid="000403c1" officeooo:paragraph-rsid="000403c1"/>
    </style:style>
    <style:style style:name="P3" style:family="paragraph" style:parent-style-name="Standard">
      <style:text-properties fo:font-weight="bold" officeooo:rsid="000403c1" officeooo:paragraph-rsid="000403c1" style:font-weight-asian="bold" style:font-weight-complex="bold"/>
    </style:style>
    <style:style style:name="P4" style:family="paragraph" style:parent-style-name="Standard">
      <style:text-properties officeooo:rsid="00044b12" officeooo:paragraph-rsid="00044b12"/>
    </style:style>
    <style:style style:name="T1" style:family="text">
      <style:text-properties officeooo:rsid="00044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Compromisos de la reunión 5 de febrero de 2023</text:p>
      <text:p text:style-name="P2"/>
      <text:p text:style-name="P2"/>
      <text:p text:style-name="Standard"/>
      <text:p text:style-name="Standard"/>
      <text:p text:style-name="P1">1. contactar a breiner para ir a asupaso.</text:p>
      <text:p text:style-name="P1"/>
      <text:p text:style-name="P2">2. Falta la respuesta de la profe Mayra</text:p>
      <text:p text:style-name="P2"/>
      <text:p text:style-name="P2">3. Comité de bioética</text:p>
      <text:p text:style-name="P2"/>
      <text:p text:style-name="P2">4. <text:span text:style-name="T1">Resolver el problema de la estación de la seccional con Elver.</text:span></text:p>
      <text:p text:style-name="P2"/>
      <text:p text:style-name="P4">5. Explorar las estaciones de la región y el acceso a estos datos.</text:p>
      <text:p text:style-name="P4"/>
      <text:p text:style-name="P4">6. Contactar a Margela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4:20:04.664018074</meta:creation-date>
    <dc:date>2024-02-05T14:37:51.505440212</dc:date>
    <meta:editing-duration>PT7M33S</meta:editing-duration>
    <meta:editing-cycles>2</meta:editing-cycles>
    <meta:generator>LibreOffice/24.2.0.3$Linux_X86_64 LibreOffice_project/a9077e3fef0a06cb428c7a740a03f33bf70ac6ee</meta:generator>
    <meta:document-statistic meta:table-count="0" meta:image-count="0" meta:object-count="0" meta:page-count="1" meta:paragraph-count="7" meta:word-count="58" meta:character-count="302" meta:non-whitespace-character-count="250"/>
  </office:meta>
</office:document-meta>
</file>